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Helvetica" fo:font-size="11pt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Helvetica"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Helvetica"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Helvetica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Helvetica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Helvetica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style:font-size-asian="11pt" style:font-size-complex="11pt"/>
    </style:style>
    <style:style style:name="P8" style:family="paragraph" style:parent-style-name="Standard"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9" style:family="paragraph" style:parent-style-name="Standard">
      <style:text-properties fo:color="#000000" style:font-name="Helvetica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style:font-name="Helvetica" fo:font-size="11pt" style:font-size-asian="11pt" style:font-size-complex="11pt"/>
    </style:style>
    <style:style style:name="P11" style:family="paragraph" style:parent-style-name="Standard">
      <style:text-properties fo:color="#000000"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Helvetica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%#include enTetesDecision#%</text:p>
      <text:p text:style-name="P9"/>
      <text:p text:style-name="P11"/>
      <text:p text:style-name="P11"/>
      <text:p text:style-name="P12">%=LETTRE_CONCERNE=%</text:p>
      <text:p text:style-name="P2"/>
      <text:p text:style-name="P9"/>
      <text:p text:style-name="P10">%=titreTiers=%</text:p>
      <text:p text:style-name="P10"/>
      <text:p text:style-name="P10">%=LETTRE_PARA1=%</text:p>
      <text:p text:style-name="P10"/>
      <text:p text:style-name="P4">%=LETTRE_PARA2=%</text:p>
      <text:p text:style-name="P10"/>
      <text:p text:style-name="P3">%=LETTRE_PARA3=%</text:p>
      <text:p text:style-name="P5"/>
      <text:p text:style-name="P10">%=LETTRE_PARA4=%</text:p>
      <text:p text:style-name="P1"/>
      <text:p text:style-name="P1">%=LETTRE_PARA5=%</text:p>
      <text:p text:style-name="P6"/>
      <text:p text:style-name="P7">%#include <text:s/>signatures/CCVD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5-11-27T17:15:44.88</dc:date>
    <meta:print-date>2008-11-18T12:45:06</meta:print-date>
    <meta:editing-cycles>263</meta:editing-cycles>
    <meta:editing-duration>PT18H4M2S</meta:editing-duration>
    <dc:creator>lga </dc:creator>
    <meta:document-statistic meta:table-count="0" meta:image-count="0" meta:object-count="0" meta:page-count="1" meta:paragraph-count="9" meta:word-count="11" meta:character-count="177"/>
    <meta:user-defined meta:name="Info 1"/>
    <meta:user-defined meta:name="Info 2"/>
    <meta:user-defined meta:name="Info 3"/>
    <meta:user-defined meta:name="Info 4"/>
  </office:meta>
</office:document-meta>
</file>